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 style:data-style-name="N122"/>
    <style:style style:name="ce5" style:family="table-cell" style:parent-style-name="Default" style:data-style-name="N125"/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$\sigma_{R_{\text{меди}}$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$V_{\text{терм}}$, мкВ</text:p>
          </table:table-cell>
          <table:table-cell office:value-type="string" calcext:value-type="string">
            <text:p>$T$, $^{\circ}C$</text:p>
          </table:table-cell>
          <table:table-cell office:value-type="string" calcext:value-type="string">
            <text:p>$\sigma_{T}$, мK</text:p>
          </table:table-cell>
          <table:table-cell office:value-type="string" calcext:value-type="string">
            <text:p>$R_{\text{меди}$, Ом</text:p>
          </table:table-cell>
          <table:table-cell office:value-type="string" calcext:value-type="string">
            <text:p>$R_{\text{пп}}$, Ом</text:p>
          </table:table-cell>
          <table:table-cell/>
          <table:table-cell office:value-type="string" calcext:value-type="string">
            <text:p>$\sigma_{R_{\text{пп}}$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3" calcext:value-type="float">
            <text:p>33</text:p>
          </table:table-cell>
          <table:table-cell table:style-name="ce1" table:formula="of:=10/[.B5]*[.K20]" office:value-type="float" office:value="6.95454545454546" calcext:value-type="float">
            <text:p>6.95</text:p>
          </table:table-cell>
          <table:table-cell office:value-type="float" office:value="94.4" calcext:value-type="float">
            <text:p>94.4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1" calcext:value-type="float">
            <text:p>41</text:p>
          </table:table-cell>
          <table:table-cell table:style-name="ce1" table:formula="of:=10/[.B6]*[.K21]" office:value-type="float" office:value="4.48571428571429" calcext:value-type="float">
            <text:p>4.49</text:p>
          </table:table-cell>
          <table:table-cell office:value-type="float" office:value="96.5" calcext:value-type="float">
            <text:p>96.5</text:p>
          </table:table-cell>
          <table:table-cell office:value-type="float" office:value="356.2" calcext:value-type="float">
            <text:p>356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table:style-name="ce1" table:formula="of:=10/[.B7]*[.K22]" office:value-type="float" office:value="3.21" calcext:value-type="float">
            <text:p>3.21</text:p>
          </table:table-cell>
          <table:table-cell office:value-type="float" office:value="98.7" calcext:value-type="float">
            <text:p>98.7</text:p>
          </table:table-cell>
          <table:table-cell office:value-type="float" office:value="239.2" calcext:value-type="float">
            <text:p>239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53" calcext:value-type="float">
            <text:p>53</text:p>
          </table:table-cell>
          <table:table-cell table:style-name="ce1" table:formula="of:=10/[.B8]*[.K23]" office:value-type="float" office:value="2.71666666666667" calcext:value-type="float">
            <text:p>2.72</text:p>
          </table:table-cell>
          <table:table-cell office:value-type="float" office:value="100.4" calcext:value-type="float">
            <text:p>100.4</text:p>
          </table:table-cell>
          <table:table-cell office:value-type="float" office:value="197.2" calcext:value-type="float">
            <text:p>197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63" calcext:value-type="float">
            <text:p>63</text:p>
          </table:table-cell>
          <table:table-cell table:style-name="ce1" table:formula="of:=10/[.B9]*[.K24]" office:value-type="float" office:value="2.1" calcext:value-type="float">
            <text:p>2.10</text:p>
          </table:table-cell>
          <table:table-cell office:value-type="float" office:value="103.6" calcext:value-type="float">
            <text:p>103.6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70" calcext:value-type="float">
            <text:p>70</text:p>
          </table:table-cell>
          <table:table-cell table:style-name="ce1" table:formula="of:=10/[.B10]*[.K25]" office:value-type="float" office:value="1.80526315789474" calcext:value-type="float">
            <text:p>1.81</text:p>
          </table:table-cell>
          <table:table-cell office:value-type="float" office:value="106" calcext:value-type="float">
            <text:p>106</text:p>
          </table:table-cell>
          <table:table-cell office:value-type="float" office:value="105.5" calcext:value-type="float">
            <text:p>10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77" calcext:value-type="float">
            <text:p>77</text:p>
          </table:table-cell>
          <table:table-cell table:style-name="ce1" table:formula="of:=10/[.B11]*[.K26]" office:value-type="float" office:value="1.59090909090909" calcext:value-type="float">
            <text:p>1.59</text:p>
          </table:table-cell>
          <table:table-cell office:value-type="float" office:value="108.4" calcext:value-type="float">
            <text:p>108.4</text:p>
          </table:table-cell>
          <table:table-cell office:value-type="float" office:value="82.5" calcext:value-type="float">
            <text:p>8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86" calcext:value-type="float">
            <text:p>86</text:p>
          </table:table-cell>
          <table:table-cell table:style-name="ce1" table:formula="of:=10/[.B12]*[.K27]" office:value-type="float" office:value="1.38076923076923" calcext:value-type="float">
            <text:p>1.38</text:p>
          </table:table-cell>
          <table:table-cell office:value-type="float" office:value="111.5" calcext:value-type="float">
            <text:p>111.5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93" calcext:value-type="float">
            <text:p>93</text:p>
          </table:table-cell>
          <table:table-cell table:style-name="ce1" table:formula="of:=10/[.B13]*[.K28]" office:value-type="float" office:value="1.26206896551724" calcext:value-type="float">
            <text:p>1.26</text:p>
          </table:table-cell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table:style-name="ce1" table:formula="of:=10/[.B14]*[.K29]" office:value-type="float" office:value="1.19354838709677" calcext:value-type="float">
            <text:p>1.19</text:p>
          </table:table-cell>
          <table:table-cell office:value-type="float" office:value="115.3" calcext:value-type="float">
            <text:p>115.3</text:p>
          </table:table-cell>
          <table:table-cell office:value-type="float" office:value="43.5" calcext:value-type="float">
            <text:p>4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104" calcext:value-type="float">
            <text:p>104</text:p>
          </table:table-cell>
          <table:table-cell table:style-name="ce1" table:formula="of:=10/[.B15]*[.K30]" office:value-type="float" office:value="1.10882352941176" calcext:value-type="float">
            <text:p>1.11</text:p>
          </table:table-cell>
          <table:table-cell office:value-type="float" office:value="117.6" calcext:value-type="float">
            <text:p>117.6</text:p>
          </table:table-cell>
          <table:table-cell office:value-type="float" office:value="37.3" calcext:value-type="float">
            <text:p>37.3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\sigma_{\text{м}}$, См/м</text:p>
          </table:table-cell>
          <table:table-cell table:number-columns-repeated="2"/>
          <table:table-cell table:style-name="ce2" office:value-type="string" calcext:value-type="string">
            <text:p>$\sigma_{\text{пп}}$, См/м</text:p>
          </table:table-cell>
          <table:table-cell/>
          <table:table-cell office:value-type="string" calcext:value-type="string">
            <text:p>Ln S</text:p>
          </table:table-cell>
          <table:table-cell/>
          <table:table-cell office:value-type="string" calcext:value-type="string">
            <text:p>1/T</text:p>
          </table:table-cell>
          <table:table-cell/>
          <table:table-cell office:value-type="string" calcext:value-type="string">
            <text:p>$T$, K</text:p>
          </table:table-cell>
          <table:table-cell/>
        </table:table-row>
        <table:table-row table:style-name="ro1">
          <table:table-cell/>
          <table:table-cell table:style-name="ce4" table:formula="of:=(13.4/(0.00007^2*[.E5])/1000000)^(-1)" office:value-type="float" office:value="0.0345194029850746" calcext:value-type="float">
            <text:p>0.03452</text:p>
          </table:table-cell>
          <table:table-cell table:style-name="ce5" table:formula="of:=0.3/[.E5]*[.B20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5])" office:value-type="float" office:value="5.20523497917906" calcext:value-type="float">
            <text:p>5.205</text:p>
          </table:table-cell>
          <table:table-cell table:formula="of:=0.3/[.F5]*[.E20]" office:value-type="float" office:value="0.00348564842355741" calcext:value-type="float">
            <text:p>0.003485648423557</text:p>
          </table:table-cell>
          <table:table-cell table:formula="of:=LN([.E20])" office:value-type="float" office:value="1.64966484594304" calcext:value-type="float">
            <text:p>1.64966484594304</text:p>
          </table:table-cell>
          <table:table-cell table:formula="of:=[.G20]*[.F20]/[.E20]" office:value-type="float" office:value="0.00110468628076543" calcext:value-type="float">
            <text:p>0.001104686280765</text:p>
          </table:table-cell>
          <table:table-cell table:formula="of:=1/[.K20]" office:value-type="float" office:value="0.00326797385620915" calcext:value-type="float">
            <text:p>0.003267973856209</text:p>
          </table:table-cell>
          <table:table-cell table:formula="of:=[.I20]*[.L20]/[.K20]" office:value-type="float" office:value="0.0000000742721330956625" calcext:value-type="float">
            <text:p>7.42721330956625E-08</text:p>
          </table:table-cell>
          <table:table-cell table:style-name="ce2" table:formula="of:=[.C5]+273" office:value-type="float" office:value="306" calcext:value-type="float">
            <text:p>306.000</text:p>
          </table:table-cell>
          <table:table-cell table:style-name="ce2" table:formula="of:=0.001*[.D5]" office:value-type="float" office:value="0.00695454545454546" calcext:value-type="float">
            <text:p>0.007</text:p>
          </table:table-cell>
        </table:table-row>
        <table:table-row table:style-name="ro1">
          <table:table-cell/>
          <table:table-cell table:style-name="ce4" table:formula="of:=(13.4/(0.00007^2*[.E6])/1000000)^(-1)" office:value-type="float" office:value="0.0352873134328358" calcext:value-type="float">
            <text:p>0.03529</text:p>
          </table:table-cell>
          <table:table-cell table:style-name="ce5" table:formula="of:=0.3/[.E6]*[.B21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6])" office:value-type="float" office:value="6.54673012541331" calcext:value-type="float">
            <text:p>6.547</text:p>
          </table:table-cell>
          <table:table-cell table:formula="of:=0.3/[.F6]*[.E21]" office:value-type="float" office:value="0.00551380976312182" calcext:value-type="float">
            <text:p>0.005513809763122</text:p>
          </table:table-cell>
          <table:table-cell table:formula="of:=LN([.E21])" office:value-type="float" office:value="1.87896570750247" calcext:value-type="float">
            <text:p>1.87896570750247</text:p>
          </table:table-cell>
          <table:table-cell table:formula="of:=[.G21]*[.F21]/[.E21]" office:value-type="float" office:value="0.00158250901810988" calcext:value-type="float">
            <text:p>0.00158250901811</text:p>
          </table:table-cell>
          <table:table-cell table:formula="of:=1/[.K21]" office:value-type="float" office:value="0.00318471337579618" calcext:value-type="float">
            <text:p>0.003184713375796</text:p>
          </table:table-cell>
          <table:table-cell table:formula="of:=[.I21]*[.L21]/[.K21]" office:value-type="float" office:value="0.0000000454959053685168" calcext:value-type="float">
            <text:p>4.54959053685168E-08</text:p>
          </table:table-cell>
          <table:table-cell table:style-name="ce2" table:formula="of:=[.C6]+273" office:value-type="float" office:value="314" calcext:value-type="float">
            <text:p>314.000</text:p>
          </table:table-cell>
          <table:table-cell table:style-name="ce2" table:formula="of:=0.001*[.D6]" office:value-type="float" office:value="0.00448571428571429" calcext:value-type="float">
            <text:p>0.004</text:p>
          </table:table-cell>
        </table:table-row>
        <table:table-row table:style-name="ro1">
          <table:table-cell/>
          <table:table-cell table:style-name="ce4" table:formula="of:=(13.4/(0.00007^2*[.E7])/1000000)^(-1)" office:value-type="float" office:value="0.0360917910447761" calcext:value-type="float">
            <text:p>0.03609</text:p>
          </table:table-cell>
          <table:table-cell table:style-name="ce5" table:formula="of:=0.3/[.E7]*[.B22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7])" office:value-type="float" office:value="9.74893507806112" calcext:value-type="float">
            <text:p>9.749</text:p>
          </table:table-cell>
          <table:table-cell table:formula="of:=0.3/[.F7]*[.E22]" office:value-type="float" office:value="0.0122269252651268" calcext:value-type="float">
            <text:p>0.012226925265127</text:p>
          </table:table-cell>
          <table:table-cell table:formula="of:=LN([.E22])" office:value-type="float" office:value="2.27715805628155" calcext:value-type="float">
            <text:p>2.27715805628155</text:p>
          </table:table-cell>
          <table:table-cell table:formula="of:=[.G22]*[.F22]/[.E22]" office:value-type="float" office:value="0.00285596746189158" calcext:value-type="float">
            <text:p>0.002855967461892</text:p>
          </table:table-cell>
          <table:table-cell table:formula="of:=1/[.K22]" office:value-type="float" office:value="0.00311526479750779" calcext:value-type="float">
            <text:p>0.003115264797508</text:p>
          </table:table-cell>
          <table:table-cell table:formula="of:=[.I22]*[.L22]/[.K22]" office:value-type="float" office:value="0.0000000311526479750779" calcext:value-type="float">
            <text:p>3.11526479750779E-08</text:p>
          </table:table-cell>
          <table:table-cell table:style-name="ce2" table:formula="of:=[.C7]+273" office:value-type="float" office:value="321" calcext:value-type="float">
            <text:p>321.000</text:p>
          </table:table-cell>
          <table:table-cell table:style-name="ce2" table:formula="of:=0.001*[.D7]" office:value-type="float" office:value="0.00321" calcext:value-type="float">
            <text:p>0.003</text:p>
          </table:table-cell>
        </table:table-row>
        <table:table-row table:style-name="ro1">
          <table:table-cell/>
          <table:table-cell table:style-name="ce4" table:formula="of:=(13.4/(0.00007^2*[.E8])/1000000)^(-1)" office:value-type="float" office:value="0.0367134328358209" calcext:value-type="float">
            <text:p>0.03671</text:p>
          </table:table-cell>
          <table:table-cell table:style-name="ce5" table:formula="of:=0.3/[.E8]*[.B23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8])" office:value-type="float" office:value="11.8252802772425" calcext:value-type="float">
            <text:p>11.825</text:p>
          </table:table-cell>
          <table:table-cell table:formula="of:=0.3/[.F8]*[.E23]" office:value-type="float" office:value="0.0179897772980362" calcext:value-type="float">
            <text:p>0.017989777298036</text:p>
          </table:table-cell>
          <table:table-cell table:formula="of:=LN([.E23])" office:value-type="float" office:value="2.47023963618949" calcext:value-type="float">
            <text:p>2.47023963618949</text:p>
          </table:table-cell>
          <table:table-cell table:formula="of:=[.G23]*[.F23]/[.E23]" office:value-type="float" office:value="0.00375797104896982" calcext:value-type="float">
            <text:p>0.00375797104897</text:p>
          </table:table-cell>
          <table:table-cell table:formula="of:=1/[.K23]" office:value-type="float" office:value="0.00306748466257669" calcext:value-type="float">
            <text:p>0.003067484662577</text:p>
          </table:table-cell>
          <table:table-cell table:formula="of:=[.I23]*[.L23]/[.K23]" office:value-type="float" office:value="0.0000000255623721881391" calcext:value-type="float">
            <text:p>2.55623721881391E-08</text:p>
          </table:table-cell>
          <table:table-cell table:style-name="ce2" table:formula="of:=[.C8]+273" office:value-type="float" office:value="326" calcext:value-type="float">
            <text:p>326.000</text:p>
          </table:table-cell>
          <table:table-cell table:style-name="ce2" table:formula="of:=0.001*[.D8]" office:value-type="float" office:value="0.00271666666666667" calcext:value-type="float">
            <text:p>0.003</text:p>
          </table:table-cell>
        </table:table-row>
        <table:table-row table:style-name="ro1">
          <table:table-cell/>
          <table:table-cell table:style-name="ce4" table:formula="of:=(13.4/(0.00007^2*[.E9])/1000000)^(-1)" office:value-type="float" office:value="0.0378835820895522" calcext:value-type="float">
            <text:p>0.03788</text:p>
          </table:table-cell>
          <table:table-cell table:style-name="ce5" table:formula="of:=0.3/[.E9]*[.B24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9])" office:value-type="float" office:value="17.0214983260746" calcext:value-type="float">
            <text:p>17.021</text:p>
          </table:table-cell>
          <table:table-cell table:formula="of:=0.3/[.F9]*[.E24]" office:value-type="float" office:value="0.0372733539987035" calcext:value-type="float">
            <text:p>0.037273353998704</text:p>
          </table:table-cell>
          <table:table-cell table:formula="of:=LN([.E24])" office:value-type="float" office:value="2.8344771525299" calcext:value-type="float">
            <text:p>2.8344771525299</text:p>
          </table:table-cell>
          <table:table-cell table:formula="of:=[.G24]*[.F24]/[.E24]" office:value-type="float" office:value="0.00620688427561293" calcext:value-type="float">
            <text:p>0.006206884275613</text:p>
          </table:table-cell>
          <table:table-cell table:formula="of:=1/[.K24]" office:value-type="float" office:value="0.00297619047619048" calcext:value-type="float">
            <text:p>0.00297619047619</text:p>
          </table:table-cell>
          <table:table-cell table:formula="of:=[.I24]*[.L24]/[.K24]" office:value-type="float" office:value="0.0000000186011904761905" calcext:value-type="float">
            <text:p>1.86011904761905E-08</text:p>
          </table:table-cell>
          <table:table-cell table:style-name="ce2" table:formula="of:=[.C9]+273" office:value-type="float" office:value="336" calcext:value-type="float">
            <text:p>336.000</text:p>
          </table:table-cell>
          <table:table-cell table:style-name="ce2" table:formula="of:=0.001*[.D9]" office:value-type="float" office:value="0.0021" calcext:value-type="float">
            <text:p>0.002</text:p>
          </table:table-cell>
        </table:table-row>
        <table:table-row table:style-name="ro1">
          <table:table-cell/>
          <table:table-cell table:style-name="ce4" table:formula="of:=(13.4/(0.00007^2*[.E10])/1000000)^(-1)" office:value-type="float" office:value="0.0387611940298507" calcext:value-type="float">
            <text:p>0.03876</text:p>
          </table:table-cell>
          <table:table-cell table:style-name="ce5" table:formula="of:=0.3/[.E10]*[.B25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10])" office:value-type="float" office:value="22.1037466414428" calcext:value-type="float">
            <text:p>22.104</text:p>
          </table:table-cell>
          <table:table-cell table:formula="of:=0.3/[.F10]*[.E25]" office:value-type="float" office:value="0.0628542558524441" calcext:value-type="float">
            <text:p>0.062854255852444</text:p>
          </table:table-cell>
          <table:table-cell table:formula="of:=LN([.E25])" office:value-type="float" office:value="3.09574712544191" calcext:value-type="float">
            <text:p>3.09574712544191</text:p>
          </table:table-cell>
          <table:table-cell table:formula="of:=[.G25]*[.F25]/[.E25]" office:value-type="float" office:value="0.00880307239462154" calcext:value-type="float">
            <text:p>0.008803072394622</text:p>
          </table:table-cell>
          <table:table-cell table:formula="of:=1/[.K25]" office:value-type="float" office:value="0.00291545189504373" calcext:value-type="float">
            <text:p>0.002915451895044</text:p>
          </table:table-cell>
          <table:table-cell table:formula="of:=[.I25]*[.L25]/[.K25]" office:value-type="float" office:value="0.0000000153444836581249" calcext:value-type="float">
            <text:p>1.53444836581249E-08</text:p>
          </table:table-cell>
          <table:table-cell table:style-name="ce2" table:formula="of:=[.C10]+273" office:value-type="float" office:value="343" calcext:value-type="float">
            <text:p>343.000</text:p>
          </table:table-cell>
          <table:table-cell table:style-name="ce2" table:formula="of:=0.001*[.D10]" office:value-type="float" office:value="0.00180526315789474" calcext:value-type="float">
            <text:p>0.002</text:p>
          </table:table-cell>
        </table:table-row>
        <table:table-row table:style-name="ro1">
          <table:table-cell/>
          <table:table-cell table:style-name="ce4" table:formula="of:=(13.4/(0.00007^2*[.E11])/1000000)^(-1)" office:value-type="float" office:value="0.0396388059701493" calcext:value-type="float">
            <text:p>0.03964</text:p>
          </table:table-cell>
          <table:table-cell table:style-name="ce5" table:formula="of:=0.3/[.E11]*[.B26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11])" office:value-type="float" office:value="28.2660032808754" calcext:value-type="float">
            <text:p>28.266</text:p>
          </table:table-cell>
          <table:table-cell table:formula="of:=0.3/[.F11]*[.E26]" office:value-type="float" office:value="0.102785466475911" calcext:value-type="float">
            <text:p>0.102785466475911</text:p>
          </table:table-cell>
          <table:table-cell table:formula="of:=LN([.E26])" office:value-type="float" office:value="3.34165978501739" calcext:value-type="float">
            <text:p>3.34165978501739</text:p>
          </table:table-cell>
          <table:table-cell table:formula="of:=[.G26]*[.F26]/[.E26]" office:value-type="float" office:value="0.012151490127336" calcext:value-type="float">
            <text:p>0.012151490127336</text:p>
          </table:table-cell>
          <table:table-cell table:formula="of:=1/[.K26]" office:value-type="float" office:value="0.00285714285714286" calcext:value-type="float">
            <text:p>0.002857142857143</text:p>
          </table:table-cell>
          <table:table-cell table:formula="of:=[.I26]*[.L26]/[.K26]" office:value-type="float" office:value="0.000000012987012987013" calcext:value-type="float">
            <text:p>1.2987012987013E-08</text:p>
          </table:table-cell>
          <table:table-cell table:style-name="ce2" table:formula="of:=[.C11]+273" office:value-type="float" office:value="350" calcext:value-type="float">
            <text:p>350.000</text:p>
          </table:table-cell>
          <table:table-cell table:style-name="ce2" table:formula="of:=0.001*[.D11]" office:value-type="float" office:value="0.00159090909090909" calcext:value-type="float">
            <text:p>0.002</text:p>
          </table:table-cell>
        </table:table-row>
        <table:table-row table:style-name="ro1">
          <table:table-cell/>
          <table:table-cell table:style-name="ce4" table:formula="of:=(13.4/(0.00007^2*[.E12])/1000000)^(-1)" office:value-type="float" office:value="0.0407723880597015" calcext:value-type="float">
            <text:p>0.04077</text:p>
          </table:table-cell>
          <table:table-cell table:style-name="ce5" table:formula="of:=0.3/[.E12]*[.B27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12])" office:value-type="float" office:value="35.8760810872649" calcext:value-type="float">
            <text:p>35.876</text:p>
          </table:table-cell>
          <table:table-cell table:formula="of:=0.3/[.F12]*[.E27]" office:value-type="float" office:value="0.165581912710453" calcext:value-type="float">
            <text:p>0.165581912710453</text:p>
          </table:table-cell>
          <table:table-cell table:formula="of:=LN([.E27])" office:value-type="float" office:value="3.58007080846239" calcext:value-type="float">
            <text:p>3.58007080846239</text:p>
          </table:table-cell>
          <table:table-cell table:formula="of:=[.G27]*[.F27]/[.E27]" office:value-type="float" office:value="0.0165234037313649" calcext:value-type="float">
            <text:p>0.016523403731365</text:p>
          </table:table-cell>
          <table:table-cell table:formula="of:=1/[.K27]" office:value-type="float" office:value="0.00278551532033426" calcext:value-type="float">
            <text:p>0.002785515320334</text:p>
          </table:table-cell>
          <table:table-cell table:formula="of:=[.I27]*[.L27]/[.K27]" office:value-type="float" office:value="0.0000000107135204628241" calcext:value-type="float">
            <text:p>1.07135204628241E-08</text:p>
          </table:table-cell>
          <table:table-cell table:style-name="ce2" table:formula="of:=[.C12]+273" office:value-type="float" office:value="359" calcext:value-type="float">
            <text:p>359.000</text:p>
          </table:table-cell>
          <table:table-cell table:style-name="ce2" table:formula="of:=0.001*[.D12]" office:value-type="float" office:value="0.00138076923076923" calcext:value-type="float">
            <text:p>0.001</text:p>
          </table:table-cell>
        </table:table-row>
        <table:table-row table:style-name="ro1">
          <table:table-cell/>
          <table:table-cell table:style-name="ce4" table:formula="of:=(13.4/(0.00007^2*[.E13])/1000000)^(-1)" office:value-type="float" office:value="0.04165" calcext:value-type="float">
            <text:p>0.04165</text:p>
          </table:table-cell>
          <table:table-cell table:style-name="ce5" table:formula="of:=0.3/[.E13]*[.B28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13])" office:value-type="float" office:value="46.6389054134444" calcext:value-type="float">
            <text:p>46.639</text:p>
          </table:table-cell>
          <table:table-cell table:formula="of:=0.3/[.F13]*[.E28]" office:value-type="float" office:value="0.279833432480666" calcext:value-type="float">
            <text:p>0.279833432480666</text:p>
          </table:table-cell>
          <table:table-cell table:formula="of:=LN([.E28])" office:value-type="float" office:value="3.84243507292988" calcext:value-type="float">
            <text:p>3.84243507292988</text:p>
          </table:table-cell>
          <table:table-cell table:formula="of:=[.G28]*[.F28]/[.E28]" office:value-type="float" office:value="0.0230546104375793" calcext:value-type="float">
            <text:p>0.023054610437579</text:p>
          </table:table-cell>
          <table:table-cell table:formula="of:=1/[.K28]" office:value-type="float" office:value="0.00273224043715847" calcext:value-type="float">
            <text:p>0.002732240437158</text:p>
          </table:table-cell>
          <table:table-cell table:formula="of:=[.I28]*[.L28]/[.K28]" office:value-type="float" office:value="0.00000000942151874882231" calcext:value-type="float">
            <text:p>9.42151874882231E-09</text:p>
          </table:table-cell>
          <table:table-cell table:style-name="ce2" table:formula="of:=[.C13]+273" office:value-type="float" office:value="366" calcext:value-type="float">
            <text:p>366.000</text:p>
          </table:table-cell>
          <table:table-cell table:style-name="ce2" table:formula="of:=0.001*[.D13]" office:value-type="float" office:value="0.00126206896551724" calcext:value-type="float">
            <text:p>0.001</text:p>
          </table:table-cell>
        </table:table-row>
        <table:table-row table:style-name="ro1">
          <table:table-cell/>
          <table:table-cell table:style-name="ce4" table:formula="of:=(13.4/(0.00007^2*[.E14])/1000000)^(-1)" office:value-type="float" office:value="0.0421619402985075" calcext:value-type="float">
            <text:p>0.04216</text:p>
          </table:table-cell>
          <table:table-cell table:style-name="ce5" table:formula="of:=0.3/[.E14]*[.B29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14])" office:value-type="float" office:value="53.6079372568326" calcext:value-type="float">
            <text:p>53.608</text:p>
          </table:table-cell>
          <table:table-cell table:formula="of:=0.3/[.F14]*[.E29]" office:value-type="float" office:value="0.369709912116087" calcext:value-type="float">
            <text:p>0.369709912116087</text:p>
          </table:table-cell>
          <table:table-cell table:formula="of:=LN([.E29])" office:value-type="float" office:value="3.98169714026339" calcext:value-type="float">
            <text:p>3.98169714026339</text:p>
          </table:table-cell>
          <table:table-cell table:formula="of:=[.G29]*[.F29]/[.E29]" office:value-type="float" office:value="0.0274599802776786" calcext:value-type="float">
            <text:p>0.027459980277679</text:p>
          </table:table-cell>
          <table:table-cell table:formula="of:=1/[.K29]" office:value-type="float" office:value="0.0027027027027027" calcext:value-type="float">
            <text:p>0.002702702702703</text:p>
          </table:table-cell>
          <table:table-cell table:formula="of:=[.I29]*[.L29]/[.K29]" office:value-type="float" office:value="0.00000000871839581517001" calcext:value-type="float">
            <text:p>8.71839581517001E-09</text:p>
          </table:table-cell>
          <table:table-cell table:style-name="ce2" table:formula="of:=[.C14]+273" office:value-type="float" office:value="370" calcext:value-type="float">
            <text:p>370.000</text:p>
          </table:table-cell>
          <table:table-cell table:style-name="ce2" table:formula="of:=0.001*[.D14]" office:value-type="float" office:value="0.00119354838709677" calcext:value-type="float">
            <text:p>0.001</text:p>
          </table:table-cell>
        </table:table-row>
        <table:table-row table:style-name="ro1">
          <table:table-cell/>
          <table:table-cell table:style-name="ce4" table:formula="of:=(13.4/(0.00007^2*[.E15])/1000000)^(-1)" office:value-type="float" office:value="0.0430029850746269" calcext:value-type="float">
            <text:p>0.04300</text:p>
          </table:table-cell>
          <table:table-cell table:style-name="ce5" table:formula="of:=0.3/[.E15]*[.B30]" office:value-type="float" office:value="0.000109701492537313" calcext:value-type="float">
            <text:p>0.0001097</text:p>
          </table:table-cell>
          <table:table-cell/>
          <table:table-cell table:style-name="ce2" table:formula="of:=39.2*1000/(4.1^2*[.F15])" office:value-type="float" office:value="62.5186399644027" calcext:value-type="float">
            <text:p>62.519</text:p>
          </table:table-cell>
          <table:table-cell table:formula="of:=0.3/[.F15]*[.E30]" office:value-type="float" office:value="0.502830884432193" calcext:value-type="float">
            <text:p>0.502830884432193</text:p>
          </table:table-cell>
          <table:table-cell table:formula="of:=LN([.E30])" office:value-type="float" office:value="4.13546475170826" calcext:value-type="float">
            <text:p>4.13546475170826</text:p>
          </table:table-cell>
          <table:table-cell table:formula="of:=[.G30]*[.F30]/[.E30]" office:value-type="float" office:value="0.0332611106035517" calcext:value-type="float">
            <text:p>0.033261110603552</text:p>
          </table:table-cell>
          <table:table-cell table:formula="of:=1/[.K30]" office:value-type="float" office:value="0.0026525198938992" calcext:value-type="float">
            <text:p>0.002652519893899</text:p>
          </table:table-cell>
          <table:table-cell table:formula="of:=[.I30]*[.L30]/[.K30]" office:value-type="float" office:value="0.00000000780152909970354" calcext:value-type="float">
            <text:p>7.80152909970354E-09</text:p>
          </table:table-cell>
          <table:table-cell table:style-name="ce2" table:formula="of:=[.C15]+273" office:value-type="float" office:value="377" calcext:value-type="float">
            <text:p>377.000</text:p>
          </table:table-cell>
          <table:table-cell table:style-name="ce2" table:formula="of:=0.001*[.D15]" office:value-type="float" office:value="0.00110882352941176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0">00/00/0000</text:date>, <text:time style:data-style-name="N2" text:time-value="18:27:05.71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3:45:47.556000000</meta:creation-date>
    <dc:date>2021-02-20T23:30:17.782000000</dc:date>
    <meta:editing-duration>P3DT9H4M31S</meta:editing-duration>
    <meta:editing-cycles>6</meta:editing-cycles>
    <meta:generator>LibreOffice/5.3.3.2$Windows_x86 LibreOffice_project/3d9a8b4b4e538a85e0782bd6c2d430bafe583448</meta:generator>
    <meta:document-statistic meta:table-count="1" meta:cell-count="177" meta:object-count="0"/>
  </office:meta>
</office:document-meta>
</file>